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5.846cm"/>
    </style:style>
    <style:style style:name="Table1.C" style:family="table-column">
      <style:table-column-properties style:column-width="5.468cm"/>
    </style:style>
    <style:style style:name="Table1.D" style:family="table-column">
      <style:table-column-properties style:column-width="5.21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u aşama, gerçek dünya uygulamalarının ilk adımıdır.<text:line-break/>Burada öğrenci artık <text:span text:style-name="Strong_20_Emphasis">mikrodenetleyici</text:span> (Arduino) mantığını, sensörleri, aktüatörleri ve temel kodlama prensiplerini öğrenir.</text:p>
      <text:p text:style-name="Horizontal_20_Line"/>
      <text:h text:style-name="Heading_20_1" text:outline-level="1">🔷 AŞAMA 4: MİKRODENETLEYİCİLER VE GERÇEK SİSTEM SİMÜLASYONU</text:h>
      <text:p text:style-name="Text_20_body"><text:span text:style-name="Strong_20_Emphasis">Oyun / Simülasyon:</text:span> Tinkercad Circuits<text:line-break/><text:span text:style-name="Strong_20_Emphasis">Süre:</text:span> 3 Hafta (8 Ders)<text:line-break/><text:span text:style-name="Strong_20_Emphasis">Amaç:</text:span> Dijital ve analog verileri mikrodenetleyiciyle okuyup yönetmeyi, temel otomasyon devrelerini kurmayı öğretmek.<text:line-break/><text:span text:style-name="Strong_20_Emphasis">Seviye:</text:span> Orta–İleri (dijital temel bilgisi olan öğrenci)</text:p>
      <text:p text:style-name="Horizontal_20_Line"/>
      <text:h text:style-name="Heading_20_2" text:outline-level="2">🧭 Genel Akış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Ders</text:p>
            </table:table-cell>
            <table:table-cell table:style-name="Table1.A1" office:value-type="string">
              <text:p text:style-name="Table_20_Heading">Konu</text:p>
            </table:table-cell>
            <table:table-cell table:style-name="Table1.A1" office:value-type="string">
              <text:p text:style-name="Table_20_Heading">Ana Odak</text:p>
            </table:table-cell>
            <table:table-cell table:style-name="Table1.A1" office:value-type="string">
              <text:p text:style-name="Table_20_Heading">Uygulama</text:p>
            </table:table-cell>
          </table:table-row>
        </table:table-header-rows>
        <table:table-row>
          <table:table-cell table:style-name="Table1.A1" office:value-type="string">
            <text:p text:style-name="Table_20_Contents">1️⃣</text:p>
          </table:table-cell>
          <table:table-cell table:style-name="Table1.A1" office:value-type="string">
            <text:p text:style-name="Table_20_Contents">Mikrodenetleyici Nedir?</text:p>
          </table:table-cell>
          <table:table-cell table:style-name="Table1.A1" office:value-type="string">
            <text:p text:style-name="Table_20_Contents">Arduino mantığı, giriş/çıkış kavramı</text:p>
          </table:table-cell>
          <table:table-cell table:style-name="Table1.A1" office:value-type="string">
            <text:p text:style-name="Table_20_Contents">LED yakma devresi</text:p>
          </table:table-cell>
        </table:table-row>
        <table:table-row>
          <table:table-cell table:style-name="Table1.A1" office:value-type="string">
            <text:p text:style-name="Table_20_Contents">2️⃣</text:p>
          </table:table-cell>
          <table:table-cell table:style-name="Table1.A1" office:value-type="string">
            <text:p text:style-name="Table_20_Contents">Dijital Giriş/Çıkış</text:p>
          </table:table-cell>
          <table:table-cell table:style-name="Table1.A1" office:value-type="string">
            <text:p text:style-name="Table_20_Contents">Buton okuma, LED kontrol</text:p>
          </table:table-cell>
          <table:table-cell table:style-name="Table1.A1" office:value-type="string">
            <text:p text:style-name="Table_20_Contents">Butonla LED yak/söndür</text:p>
          </table:table-cell>
        </table:table-row>
        <table:table-row>
          <table:table-cell table:style-name="Table1.A1" office:value-type="string">
            <text:p text:style-name="Table_20_Contents">3️⃣</text:p>
          </table:table-cell>
          <table:table-cell table:style-name="Table1.A1" office:value-type="string">
            <text:p text:style-name="Table_20_Contents">Analog Girişler</text:p>
          </table:table-cell>
          <table:table-cell table:style-name="Table1.A1" office:value-type="string">
            <text:p text:style-name="Table_20_Contents">Sensör verisi (LDR, potansiyometre)</text:p>
          </table:table-cell>
          <table:table-cell table:style-name="Table1.A1" office:value-type="string">
            <text:p text:style-name="Table_20_Contents">Parlaklıkla LED kontrolü</text:p>
          </table:table-cell>
        </table:table-row>
        <table:table-row>
          <table:table-cell table:style-name="Table1.A1" office:value-type="string">
            <text:p text:style-name="Table_20_Contents">4️⃣</text:p>
          </table:table-cell>
          <table:table-cell table:style-name="Table1.A1" office:value-type="string">
            <text:p text:style-name="Table_20_Contents">PWM ve Analog Çıkış</text:p>
          </table:table-cell>
          <table:table-cell table:style-name="Table1.A1" office:value-type="string">
            <text:p text:style-name="Table_20_Contents">LED parlaklık kontrolü</text:p>
          </table:table-cell>
          <table:table-cell table:style-name="Table1.A1" office:value-type="string">
            <text:p text:style-name="Table_20_Contents">Fade efekti</text:p>
          </table:table-cell>
        </table:table-row>
        <table:table-row>
          <table:table-cell table:style-name="Table1.A1" office:value-type="string">
            <text:p text:style-name="Table_20_Contents">5️⃣</text:p>
          </table:table-cell>
          <table:table-cell table:style-name="Table1.A1" office:value-type="string">
            <text:p text:style-name="Table_20_Contents">Zamanlayıcılar ve Döngüler</text:p>
          </table:table-cell>
          <table:table-cell table:style-name="Table1.A1" office:value-type="string">
            <text:p text:style-name="Table_20_Contents">delay(), millis()</text:p>
          </table:table-cell>
          <table:table-cell table:style-name="Table1.A1" office:value-type="string">
            <text:p text:style-name="Table_20_Contents">Yanıp sönen LED ve sayaç</text:p>
          </table:table-cell>
        </table:table-row>
        <table:table-row>
          <table:table-cell table:style-name="Table1.A1" office:value-type="string">
            <text:p text:style-name="Table_20_Contents">6️⃣</text:p>
          </table:table-cell>
          <table:table-cell table:style-name="Table1.A1" office:value-type="string">
            <text:p text:style-name="Table_20_Contents">Sensör + Eyleyici</text:p>
          </table:table-cell>
          <table:table-cell table:style-name="Table1.A1" office:value-type="string">
            <text:p text:style-name="Table_20_Contents">LDR, servo, buzzer kombinasyonu</text:p>
          </table:table-cell>
          <table:table-cell table:style-name="Table1.A1" office:value-type="string">
            <text:p text:style-name="Table_20_Contents">Işığa göre hareket eden sistem</text:p>
          </table:table-cell>
        </table:table-row>
        <table:table-row>
          <table:table-cell table:style-name="Table1.A1" office:value-type="string">
            <text:p text:style-name="Table_20_Contents">7️⃣</text:p>
          </table:table-cell>
          <table:table-cell table:style-name="Table1.A1" office:value-type="string">
            <text:p text:style-name="Table_20_Contents">Seri Haberleşme</text:p>
          </table:table-cell>
          <table:table-cell table:style-name="Table1.A1" office:value-type="string">
            <text:p text:style-name="Table_20_Contents">Serial Monitor kullanımı</text:p>
          </table:table-cell>
          <table:table-cell table:style-name="Table1.A1" office:value-type="string">
            <text:p text:style-name="Table_20_Contents">Sensör verisini ekranda gösterme</text:p>
          </table:table-cell>
        </table:table-row>
        <table:table-row>
          <table:table-cell table:style-name="Table1.A1" office:value-type="string">
            <text:p text:style-name="Table_20_Contents">8️⃣</text:p>
          </table:table-cell>
          <table:table-cell table:style-name="Table1.A1" office:value-type="string">
            <text:p text:style-name="Table_20_Contents">Mini Proje: Akıllı Oda Kontrol Sistemi</text:p>
          </table:table-cell>
          <table:table-cell table:style-name="Table1.A1" office:value-type="string">
            <text:p text:style-name="Table_20_Contents">Tüm sistemlerin entegrasyonu</text:p>
          </table:table-cell>
          <table:table-cell table:style-name="Table1.A1" office:value-type="string">
            <text:p text:style-name="Table_20_Contents">Otomatik ışık + fan + alarm sistem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📘 DERS 1 — Mikrodenetleyici Nedir?</text:h>
      <text:p text:style-name="Text_20_body"><text:span text:style-name="Strong_20_Emphasis">🎯 Kazanım:</text:span><text:line-break/>Öğrenci, Arduino’nun dijital bir “beyin” olduğunu ve giriş–çıkışları yönettiğini anlar.</text:p>
      <text:p text:style-name="Text_20_body"><text:span text:style-name="Strong_20_Emphasis">🧠 Konu Özeti:</text:span></text:p>
      <text:list text:style-name="L1">
        <text:list-item>
          <text:p text:style-name="P1">Mikrodenetleyici, sensörlerden veri alıp karar verir.</text:p>
        </text:list-item>
        <text:list-item>
          <text:p text:style-name="P1">Arduino UNO: 14 dijital, 6 analog pin içerir.</text:p>
        </text:list-item>
        <text:list-item>
          <text:p text:style-name="P1">Kod → Davranış: “donanım + yazılım” birleşimi.</text:p>
        </text:list-item>
      </text:list>
      <text:p text:style-name="Text_20_body"><text:span text:style-name="Strong_20_Emphasis">🧩 Uygulama (Tinkercad Circuits):</text:span></text:p>
      <text:list text:style-name="L2">
        <text:list-item>
          <text:p text:style-name="P2">Arduino + 1 LED + 220Ω direnç bağla.</text:p>
        </text:list-item>
        <text:list-item>
          <text:p text:style-name="P2">Kodu yaz:</text:p>
        </text:list-item>
      </text:list>
      <text:p text:style-name="Standard"/>
      <text:p text:style-name="Standard"/>
      <text:p text:style-name="Standard"/>
      <text:p text:style-name="Standard">void setup() { pinMode(13, OUTPUT); }</text:p>
      <text:p text:style-name="Standard">void loop() { digitalWrite(13, HIGH); delay(500); digitalWrite(13, LOW); delay(500); }</text:p>
      <text:p text:style-name="Standard"/>
      <text:p text:style-name="Standard"/>
      <text:p text:style-name="Standard"/>
      <text:list text:style-name="L3">
        <text:list-item>
          <text:p text:style-name="P3">Simülasyonu başlat → LED’in yanıp sönmesini gözlemle.</text:p>
        </text:list-item>
      </text:list>
      <text:p text:style-name="Text_20_body"><text:span text:style-name="Strong_20_Emphasis">🔍 Değerlendirme:</text:span></text:p>
      <text:list text:style-name="L4">
        <text:list-item>
          <text:p text:style-name="P4">Kodun hangi satırı LED’i yakıyor?</text:p>
        </text:list-item>
        <text:list-item>
          <text:p text:style-name="P4">delay() ne işe yarıyor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📘 DERS 2 — Dijital Giriş / Çıkış</text:h>
      <text:p text:style-name="Text_20_body"><text:span text:style-name="Strong_20_Emphasis">🎯 Kazanım:</text:span><text:line-break/>Buton veya anahtar ile devreyi kontrol etmeyi öğrenir.</text:p>
      <text:p text:style-name="Text_20_body"><text:span text:style-name="Strong_20_Emphasis">🧠 Konu Özeti:</text:span></text:p>
      <text:list text:style-name="L5">
        <text:list-item>
          <text:p text:style-name="P5"><text:span text:style-name="Source_20_Text">pinMode(pin, INPUT)</text:span> → veriyi okur.</text:p>
        </text:list-item>
        <text:list-item>
          <text:p text:style-name="P5"><text:span text:style-name="Source_20_Text">digitalRead()</text:span> ile buton durumunu alır.</text:p>
        </text:list-item>
        <text:list-item>
          <text:p text:style-name="P5"><text:span text:style-name="Source_20_Text">if</text:span> koşuluyla tepki verir.</text:p>
        </text:list-item>
      </text:list>
      <text:p text:style-name="Text_20_body"><text:span text:style-name="Strong_20_Emphasis">🧩 Uygulama:</text:span></text:p>
      <text:list text:style-name="L6">
        <text:list-item>
          <text:p text:style-name="P6">Arduino + buton + LED bağla.</text:p>
        </text:list-item>
        <text:list-item>
          <text:p text:style-name="P6">Kod yaz:</text:p>
        </text:list-item>
      </text:list>
      <text:p text:style-name="Standard"/>
      <text:p text:style-name="Standard"/>
      <text:p text:style-name="Standard">void setup() {</text:p>
      <text:p text:style-name="Standard"><text:s text:c="2"/>pinMode(2, INPUT);</text:p>
      <text:p text:style-name="Standard"><text:s text:c="2"/>pinMode(13, OUTPUT);</text:p>
      <text:p text:style-name="Standard">}</text:p>
      <text:p text:style-name="Standard">void loop() {</text:p>
      <text:p text:style-name="Standard"><text:s text:c="2"/>if (digitalRead(2) == HIGH)</text:p>
      <text:p text:style-name="Standard"><text:s text:c="4"/>digitalWrite(13, HIGH);</text:p>
      <text:p text:style-name="Standard"><text:s text:c="2"/>else</text:p>
      <text:p text:style-name="Standard"><text:s text:c="4"/>digitalWrite(13, LOW);</text:p>
      <text:p text:style-name="Standard">}</text:p>
      <text:p text:style-name="Standard"/>
      <text:p text:style-name="Standard"/>
      <text:list text:style-name="L7">
        <text:list-item>
          <text:p text:style-name="P7">Butona bas → LED yanmalı.</text:p>
        </text:list-item>
      </text:list>
      <text:p text:style-name="Text_20_body"><text:span text:style-name="Strong_20_Emphasis">🔍 Değerlendirme:</text:span></text:p>
      <text:list text:style-name="L8">
        <text:list-item>
          <text:p text:style-name="P8">Butona basılmadığında neden LED sönük?</text:p>
        </text:list-item>
        <text:list-item>
          <text:p text:style-name="P8">Dijital giriş “1” neyi temsil eder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📘 DERS 3 — Analog Girişler</text:h>
      <text:p text:style-name="Text_20_body"><text:span text:style-name="Strong_20_Emphasis">🎯 Kazanım:</text:span><text:line-break/>Analog sensörleri okumayı öğrenir.</text:p>
      <text:p text:style-name="Text_20_body"><text:span text:style-name="Strong_20_Emphasis">🧠 Konu Özeti:</text:span></text:p>
      <text:list text:style-name="L9">
        <text:list-item>
          <text:p text:style-name="P9"><text:span text:style-name="Source_20_Text">analogRead()</text:span> → 0–1023 arasında değer döndürür.</text:p>
        </text:list-item>
        <text:list-item>
          <text:p text:style-name="P9">LDR, potansiyometre gibi sensörler analog veri üretir.</text:p>
        </text:list-item>
      </text:list>
      <text:p text:style-name="Text_20_body"><text:span text:style-name="Strong_20_Emphasis">🧩 Uygulama:</text:span></text:p>
      <text:list text:style-name="L10">
        <text:list-item>
          <text:p text:style-name="P10">Arduino + LDR + LED devresi kur.</text:p>
        </text:list-item>
        <text:list-item>
          <text:p text:style-name="P10">Kod yaz:</text:p>
        </text:list-item>
      </text:list>
      <text:p text:style-name="Standard"/>
      <text:p text:style-name="Standard">int sensor = A0;</text:p>
      <text:p text:style-name="Standard">int led = 9;</text:p>
      <text:p text:style-name="Standard">void setup() { pinMode(led, OUTPUT); }</text:p>
      <text:p text:style-name="Standard">void loop() {</text:p>
      <text:p text:style-name="Standard"><text:s text:c="2"/>int value = analogRead(sensor);</text:p>
      <text:p text:style-name="Standard"><text:s text:c="2"/>if (value &lt; 500) digitalWrite(led, HIGH);</text:p>
      <text:p text:style-name="Standard"><text:s text:c="2"/>else digitalWrite(led, LOW);</text:p>
      <text:p text:style-name="Standard">}</text:p>
      <text:p text:style-name="Standard"/>
      <text:p text:style-name="Standard"/>
      <text:list text:style-name="L11">
        <text:list-item>
          <text:p text:style-name="P11">Ortam ışığını değiştir → LED’in tepkisini izle.</text:p>
        </text:list-item>
      </text:list>
      <text:p text:style-name="Text_20_body"><text:span text:style-name="Strong_20_Emphasis">🔍 Değerlendirme:</text:span></text:p>
      <text:list text:style-name="L12">
        <text:list-item>
          <text:p text:style-name="P12">LDR değerleri neye göre değişiyor?</text:p>
        </text:list-item>
        <text:list-item>
          <text:p text:style-name="P12">Analog veri neyi temsil ediyor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📘 DERS 4 — PWM ve Analog Çıkış</text:h>
      <text:p text:style-name="Text_20_body"><text:span text:style-name="Strong_20_Emphasis">🎯 Kazanım:</text:span><text:line-break/>Analog sinyal benzetimiyle parlaklık veya hız kontrolü yapmayı öğrenir.</text:p>
      <text:p text:style-name="Text_20_body"><text:span text:style-name="Strong_20_Emphasis">🧠 Konu Özeti:</text:span></text:p>
      <text:list text:style-name="L13">
        <text:list-item>
          <text:p text:style-name="P13">PWM (Pulse Width Modulation): dijital pin ile “analog benzeri” çıkış üretir.</text:p>
        </text:list-item>
        <text:list-item>
          <text:p text:style-name="P13"><text:span text:style-name="Source_20_Text">analogWrite(pin, değer)</text:span> → 0–255 arası sinyal.</text:p>
        </text:list-item>
      </text:list>
      <text:p text:style-name="Text_20_body"><text:span text:style-name="Strong_20_Emphasis">🧩 Uygulama:</text:span></text:p>
      <text:list text:style-name="L14">
        <text:list-item>
          <text:p text:style-name="P14">LED’i PWM destekli pine (9, 10, 11) bağla.</text:p>
        </text:list-item>
        <text:list-item>
          <text:p text:style-name="P14">Kod:</text:p>
        </text:list-item>
      </text:list>
      <text:p text:style-name="Standard"/>
      <text:p text:style-name="Standard"/>
      <text:p text:style-name="Standard"/>
      <text:p text:style-name="Standard">void setup() { pinMode(9, OUTPUT); }</text:p>
      <text:p text:style-name="Standard">void loop() {</text:p>
      <text:p text:style-name="Standard"><text:s text:c="2"/>for (int i = 0; i &lt; 255; i++) {</text:p>
      <text:p text:style-name="Standard"><text:s text:c="4"/>analogWrite(9, i);</text:p>
      <text:p text:style-name="Standard"><text:s text:c="4"/>delay(10);</text:p>
      <text:p text:style-name="Standard"><text:s text:c="2"/>}</text:p>
      <text:p text:style-name="Standard"><text:s text:c="2"/>for (int i = 255; i &gt; 0; i--) {</text:p>
      <text:p text:style-name="Standard"><text:s text:c="4"/>analogWrite(9, i);</text:p>
      <text:p text:style-name="Standard"><text:s text:c="4"/>delay(10);</text:p>
      <text:p text:style-name="Standard"><text:s text:c="2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4"/>LED’in yavaşça parlayıp sönmesini izle.</text:p>
      <text:p text:style-name="Standard"/>
      <text:p text:style-name="Standard">🔍 Değerlendirme:</text:p>
      <text:p text:style-name="Standard"/>
      <text:p text:style-name="Standard"><text:s text:c="4"/>PWM hangi tür sinyali taklit ediyor?</text:p>
      <text:p text:style-name="Standard"/>
      <text:p text:style-name="Standard"><text:s text:c="4"/>analogWrite() ile digitalWrite() farkı nedir?</text:p>
      <text:p text:style-name="Standard"/>
      <text:p text:style-name="Standard"/>
      <text:p text:style-name="Standard"/>
      <text:p text:style-name="Standard"/>
      <text:h text:style-name="Heading_20_2" text:outline-level="2"><text:soft-page-break/>📘 DERS 5 — Zamanlayıcılar ve Döngüler</text:h>
      <text:p text:style-name="Text_20_body"><text:span text:style-name="Strong_20_Emphasis">🎯 Kazanım:</text:span><text:line-break/>Kodda zaman yönetimi ve olay sırası kurmayı öğrenir.</text:p>
      <text:p text:style-name="Text_20_body"><text:span text:style-name="Strong_20_Emphasis">🧠 Konu Özeti:</text:span></text:p>
      <text:list text:style-name="L15">
        <text:list-item>
          <text:p text:style-name="P15"><text:span text:style-name="Source_20_Text">delay()</text:span> işlemi durdurur, <text:span text:style-name="Source_20_Text">millis()</text:span> zamanı ölçer.</text:p>
        </text:list-item>
        <text:list-item>
          <text:p text:style-name="P15">Zaman bazlı sistemlerde kontrol akışı önemlidir.</text:p>
        </text:list-item>
      </text:list>
      <text:p text:style-name="Text_20_body"><text:span text:style-name="Strong_20_Emphasis">🧩 Uygulama:</text:span></text:p>
      <text:list text:style-name="L16">
        <text:list-item>
          <text:p text:style-name="P16">2 LED kur (kırmızı–yeşil).</text:p>
        </text:list-item>
        <text:list-item>
          <text:p text:style-name="P16">Kodla dönüşümlü yak:</text:p>
        </text:list-item>
      </text:list>
      <text:p text:style-name="Standard"/>
      <text:p text:style-name="Standard"/>
      <text:p text:style-name="Standard">void setup() { pinMode(8, OUTPUT); pinMode(9, OUTPUT); }</text:p>
      <text:p text:style-name="Standard">void loop() {</text:p>
      <text:p text:style-name="Standard"><text:s text:c="2"/>digitalWrite(8, HIGH); digitalWrite(9, LOW);</text:p>
      <text:p text:style-name="Standard"><text:s text:c="2"/>delay(1000);</text:p>
      <text:p text:style-name="Standard"><text:s text:c="2"/>digitalWrite(8, LOW); digitalWrite(9, HIGH);</text:p>
      <text:p text:style-name="Standard"><text:s text:c="2"/>delay(1000);</text:p>
      <text:p text:style-name="Standard">}</text:p>
      <text:p text:style-name="Standard"/>
      <text:p text:style-name="Standard"/>
      <text:p text:style-name="Standard"/>
      <text:list text:style-name="L17">
        <text:list-item>
          <text:p text:style-name="P17">LED’ler sırayla yanmalı.</text:p>
        </text:list-item>
      </text:list>
      <text:p text:style-name="Text_20_body"><text:span text:style-name="Strong_20_Emphasis">🔍 Değerlendirme:</text:span></text:p>
      <text:list text:style-name="L18">
        <text:list-item>
          <text:p text:style-name="P18">delay() süresini artırınca ne olur?</text:p>
        </text:list-item>
        <text:list-item>
          <text:p text:style-name="P18">millis() kullanmak ne işe yarar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📘 DERS 6 — Sensör + Eyleyici Sistemi</text:h>
      <text:p text:style-name="Text_20_body"><text:span text:style-name="Strong_20_Emphasis">🎯 Kazanım:</text:span><text:line-break/>Sensörden veri okuyup motor, servo veya buzzer gibi eyleyicileri kontrol eder.</text:p>
      <text:p text:style-name="Text_20_body"><text:span text:style-name="Strong_20_Emphasis">🧠 Konu Özeti:</text:span></text:p>
      <text:list text:style-name="L19">
        <text:list-item>
          <text:p text:style-name="P19">Servo veya buzzer analog kontrolle çalışır.</text:p>
        </text:list-item>
        <text:list-item>
          <text:p text:style-name="P19">Giriş–çıkış ilişkisi artık otomasyona dönüşür.</text:p>
        </text:list-item>
      </text:list>
      <text:p text:style-name="Text_20_body"><text:span text:style-name="Strong_20_Emphasis">🧩 Uygulama:</text:span></text:p>
      <text:list text:style-name="L20">
        <text:list-item>
          <text:p text:style-name="P20">Arduino + LDR + servo bağla.</text:p>
        </text:list-item>
        <text:list-item>
          <text:p text:style-name="P20">Kod:</text:p>
        </text:list-item>
      </text:list>
      <text:p text:style-name="Standard"/>
      <text:p text:style-name="Standard"/>
      <text:p text:style-name="Standard"/>
      <text:p text:style-name="Standard">#include &lt;Servo.h&gt;</text:p>
      <text:p text:style-name="Standard">Servo s;</text:p>
      <text:p text:style-name="Standard">void setup() { s.attach(9); }</text:p>
      <text:p text:style-name="Standard">void loop() {</text:p>
      <text:p text:style-name="Standard"><text:s text:c="2"/>int light = analogRead(A0);</text:p>
      <text:p text:style-name="Standard"><text:s text:c="2"/>int angle = map(light, 0, 1023, 0, 180);</text:p>
      <text:p text:style-name="Standard"><text:s text:c="2"/>s.write(angle);</text:p>
      <text:p text:style-name="Standard"><text:s text:c="2"/>delay(50);</text:p>
      <text:p text:style-name="Standard">}</text:p>
      <text:p text:style-name="Standard"/>
      <text:p text:style-name="Standard"/>
      <text:list text:style-name="L21">
        <text:list-item>
          <text:p text:style-name="P21">Işık değiştikçe servo hareket eder.</text:p>
        </text:list-item>
      </text:list>
      <text:p text:style-name="Text_20_body"><text:span text:style-name="Strong_20_Emphasis">🔍 Değerlendirme:</text:span></text:p>
      <text:list text:style-name="L22">
        <text:list-item>
          <text:p text:style-name="P22">map() fonksiyonu ne işe yarıyor?</text:p>
        </text:list-item>
        <text:list-item>
          <text:p text:style-name="P22">Servo neden analog kontrol gerektiriyor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📘 DERS 7 — Seri Haberleşme</text:h>
      <text:p text:style-name="Text_20_body"><text:span text:style-name="Strong_20_Emphasis">🎯 Kazanım:</text:span><text:line-break/>Arduino’nun bilgisayar veya başka cihazlarla veri alışverişini öğrenir.</text:p>
      <text:p text:style-name="Text_20_body"><text:span text:style-name="Strong_20_Emphasis">🧠 Konu Özeti:</text:span></text:p>
      <text:list text:style-name="L23">
        <text:list-item>
          <text:p text:style-name="P23"><text:span text:style-name="Source_20_Text">Serial.begin(9600)</text:span> haberleşmeyi başlatır.</text:p>
        </text:list-item>
        <text:list-item>
          <text:p text:style-name="P23"><text:span text:style-name="Source_20_Text">Serial.print()</text:span> veri gönderir.</text:p>
        </text:list-item>
        <text:list-item>
          <text:p text:style-name="P23">Bu sistem hata ayıklama ve izleme için kullanılır.</text:p>
        </text:list-item>
      </text:list>
      <text:p text:style-name="Text_20_body"><text:span text:style-name="Strong_20_Emphasis">🧩 Uygulama:</text:span></text:p>
      <text:list text:style-name="L24">
        <text:list-item>
          <text:p text:style-name="P24">LDR sensörü bağla.</text:p>
        </text:list-item>
        <text:list-item>
          <text:p text:style-name="P24">Kod:</text:p>
        </text:list-item>
      </text:list>
      <text:p text:style-name="Standard"/>
      <text:p text:style-name="Standard"/>
      <text:p text:style-name="Standard"/>
      <text:p text:style-name="Standard"/>
      <text:p text:style-name="Standard">void setup() { Serial.begin(9600); }</text:p>
      <text:p text:style-name="Standard">void loop() {</text:p>
      <text:p text:style-name="Standard"><text:s text:c="2"/>int val = analogRead(A0);</text:p>
      <text:p text:style-name="Standard"><text:s text:c="2"/>Serial.println(val);</text:p>
      <text:p text:style-name="Standard"><text:s text:c="2"/>delay(500);</text:p>
      <text:p text:style-name="Standard">}</text:p>
      <text:p text:style-name="Standard"/>
      <text:p text:style-name="Standard"/>
      <text:list text:style-name="L25">
        <text:list-item>
          <text:p text:style-name="P25">Serial Monitor’da değerleri gözlemle.</text:p>
        </text:list-item>
      </text:list>
      <text:p text:style-name="Text_20_body"><text:span text:style-name="Strong_20_Emphasis">🔍 Değerlendirme:</text:span></text:p>
      <text:list text:style-name="L26">
        <text:list-item>
          <text:p text:style-name="P26">Veriler hangi aralıkta geliyor?</text:p>
        </text:list-item>
        <text:list-item>
          <text:p text:style-name="P26">Bu verileri nasıl grafikleştirebiliriz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📘 DERS 8 — Mini Proje: Akıllı Oda Kontrol Sistemi</text:h>
      <text:p text:style-name="Text_20_body"><text:span text:style-name="Strong_20_Emphasis">🎯 Kazanım:</text:span><text:line-break/>Sensörlerden gelen veriyi işleyip çoklu karar sistemi kurar.</text:p>
      <text:p text:style-name="Text_20_body"><text:span text:style-name="Strong_20_Emphasis">🧠 Konu Özeti:</text:span></text:p>
      <text:list text:style-name="L27">
        <text:list-item>
          <text:p text:style-name="P27">LDR (ışık sensörü) → ışık kontrolü</text:p>
        </text:list-item>
        <text:list-item>
          <text:p text:style-name="P27">DHT11 (sıcaklık sensörü) → fan kontrolü</text:p>
        </text:list-item>
        <text:list-item>
          <text:p text:style-name="P27">Buzzer → alarm fonksiyonu</text:p>
        </text:list-item>
      </text:list>
      <text:p text:style-name="Text_20_body"><text:span text:style-name="Strong_20_Emphasis">🧩 Uygulama (Tinkercad):</text:span></text:p>
      <text:list text:style-name="L28">
        <text:list-item>
          <text:p text:style-name="P28">Arduino + LDR + DHT11 + LED + fan (DC motor) + buzzer bağla.</text:p>
        </text:list-item>
        <text:list-item>
          <text:p text:style-name="P28">Kod:</text:p>
        </text:list-item>
      </text:list>
      <text:p text:style-name="Standard"/>
      <text:p text:style-name="Standard"/>
      <text:p text:style-name="Standard"/>
      <text:p text:style-name="Standard">#include &lt;DHT.h&gt;</text:p>
      <text:p text:style-name="Standard">DHT dht(2, DHT11);</text:p>
      <text:p text:style-name="Standard">int led = 9, fan = 10, buzz = 11;</text:p>
      <text:p text:style-name="Standard">void setup() {</text:p>
      <text:p text:style-name="Standard"><text:s text:c="2"/>pinMode(led, OUTPUT); pinMode(fan, OUTPUT); pinMode(buzz, OUTPUT);</text:p>
      <text:p text:style-name="Standard"><text:s text:c="2"/>dht.begin(); Serial.begin(9600);</text:p>
      <text:p text:style-name="Standard">}</text:p>
      <text:p text:style-name="Standard">void loop() {</text:p>
      <text:p text:style-name="Standard"><text:s text:c="2"/>float temp = dht.readTemperature();</text:p>
      <text:p text:style-name="Standard"><text:s text:c="2"/>int light = analogRead(A0);</text:p>
      <text:p text:style-name="Standard"><text:s text:c="2"/>if (light &lt; 400) digitalWrite(led, HIGH); else digitalWrite(led, LOW);</text:p>
      <text:p text:style-name="Standard"><text:s text:c="2"/>if (temp &gt; 28) digitalWrite(fan, HIGH); else digitalWrite(fan, LOW);</text:p>
      <text:p text:style-name="Standard"><text:s text:c="2"/>if (temp &gt; 35) digitalWrite(buzz, HIGH); else digitalWrite(buzz, LOW);</text:p>
      <text:p text:style-name="Standard"><text:s text:c="2"/>delay(1000);</text:p>
      <text:p text:style-name="Standard">}</text:p>
      <text:p text:style-name="Standard"/>
      <text:p text:style-name="Standard"/>
      <text:p text:style-name="Standard"/>
      <text:list text:style-name="L29">
        <text:list-item>
          <text:p text:style-name="P29">Farklı koşullarda sistemi test et.</text:p>
        </text:list-item>
      </text:list>
      <text:p text:style-name="Text_20_body"><text:span text:style-name="Strong_20_Emphasis">🔍 Değerlendirme:</text:span></text:p>
      <text:list text:style-name="L30">
        <text:list-item>
          <text:p text:style-name="P30">Hangi sensör hangi eyleyiciyi tetikliyor?</text:p>
        </text:list-item>
        <text:list-item>
          <text:p text:style-name="P30">Sistem hangi koşullarda aktif oluyor?</text:p>
        </text:list-item>
      </text:list>
      <text:p text:style-name="Standard"/>
      <text:p text:style-name="Standard"/>
      <text:p text:style-name="Standard"/>
      <text:h text:style-name="Heading_20_2" text:outline-level="2"><text:soft-page-break/>✅ Aşama 4 Sonu – Değerlendirme</text:h>
      <text:p text:style-name="Text_20_body">Öğrenci artık:</text:p>
      <text:list text:style-name="L31">
        <text:list-item>
          <text:p text:style-name="P31">Elektronik + yazılım birleşimini kavradı,</text:p>
        </text:list-item>
        <text:list-item>
          <text:p text:style-name="P31">Sensör–eyleyici mantığını anladı,</text:p>
        </text:list-item>
        <text:list-item>
          <text:p text:style-name="P31">Temel otomasyon sistemlerini kurabiliyor.</text:p>
        </text:list-item>
      </text:list>
      <text:p text:style-name="Text_20_body">Artık sıradaki adım:</text:p>
      <text:p text:style-name="Quotations">🔹 <text:span text:style-name="Strong_20_Emphasis">Aşama 5 — PCB Tasarımı, Elektronik Proje Entegrasyonu (KiCad / Fritzing)</text:span><text:line-break/>Yani artık sanal projeyi <text:span text:style-name="Strong_20_Emphasis">gerçek devre kartına dönüştüreceğiz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01:13:47.849110318</meta:creation-date>
    <dc:date>2025-12-11T11:57:57.802239500</dc:date>
    <meta:editing-duration>PT5M54S</meta:editing-duration>
    <meta:editing-cycles>2</meta:editing-cycles>
    <meta:generator>LibreOffice/25.8.3.2$Windows_X86_64 LibreOffice_project/8ca8d55c161d602844f5428fa4b58097424e324e</meta:generator>
    <meta:document-statistic meta:table-count="1" meta:image-count="0" meta:object-count="0" meta:page-count="10" meta:paragraph-count="215" meta:word-count="1002" meta:character-count="6400" meta:non-whitespace-character-count="5575"/>
  </office:meta>
</office:document-meta>
</file>